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F000001670A8134A0905F22E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7.215cm" fo:min-width="32.52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10.827cm" fo:min-width="28.075cm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4.67cm" fo:min-width="28.075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4.67cm" fo:min-width="28.075cm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4.395cm" fo:min-width="28.075cm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024cm" fo:min-width="3.679cm"/>
      <style:paragraph-properties style:writing-mode="lr-tb"/>
    </style:style>
    <style:style style:name="gr8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02cm" fo:min-width="10.415cm"/>
      <style:paragraph-properties style:writing-mode="lr-tb"/>
    </style:style>
    <style:style style:name="gr9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925cm" fo:min-width="10.415cm"/>
      <style:paragraph-properties style:writing-mode="lr-tb"/>
    </style:style>
    <style:style style:name="gr10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02cm" fo:min-width="5.215cm"/>
      <style:paragraph-properties style:writing-mode="lr-tb"/>
    </style:style>
    <style:style style:name="gr11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2.751cm" fo:min-width="5.215cm"/>
      <style:paragraph-properties style:writing-mode="lr-tb"/>
    </style:style>
    <style:style style:name="gr12" style:family="graphic" style:parent-style-name="Default_20_Drawing_20_Style_5f_1">
      <style:graphic-properties draw:stroke="dash" draw:stroke-dash="Long_20_Dash_20__28_Rounded_29_" svg:stroke-color="#000000" svg:stroke-linecap="round" draw:fill-color="#ffffff" draw:textarea-horizontal-align="justify" draw:textarea-vertical-align="middle" draw:auto-grow-height="false" fo:min-height="2.693cm" fo:min-width="5.215cm"/>
      <style:paragraph-properties style:writing-mode="lr-tb"/>
    </style:style>
    <style:style style:name="gr13" style:family="graphic" style:parent-style-name="Default_20_Drawing_20_Style_5f_1">
      <style:graphic-properties svg:stroke-width="0.028cm" svg:stroke-color="#000000" draw:marker-start-width="0.242cm" draw:marker-end="Arrowheads_20_2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Default_20_Drawing_20_Style_5f_1">
      <style:graphic-properties svg:stroke-color="#000000" draw:fill="none" draw:fill-color="#ffffff" draw:textarea-horizontal-align="justify" draw:textarea-vertical-align="middle" draw:auto-grow-height="false" fo:min-height="2.925cm" fo:min-width="10.415cm"/>
    </style:style>
    <style:style style:name="gr16" style:family="graphic" style:parent-style-name="Default_20_Drawing_20_Style_5f_1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215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541cm" fo:min-width="5.215cm"/>
      <style:paragraph-properties style:writing-mode="lr-tb"/>
    </style:style>
    <style:style style:name="gr19" style:family="graphic" style:parent-style-name="standard">
      <style:graphic-properties draw:stroke="none" draw:fill="none" fo:min-height="1.537cm"/>
      <style:paragraph-properties style:writing-mode="lr-tb"/>
    </style:style>
    <style:style style:name="gr20" style:family="graphic" style:parent-style-name="standard">
      <style:graphic-properties draw:stroke="dash" draw:stroke-dash="Long_20_Dash_20__28_Rounded_29_" svg:stroke-color="#000000" svg:stroke-linecap="round" draw:fill-color="#ffffff" draw:textarea-horizontal-align="justify" draw:textarea-vertical-align="middle" draw:auto-grow-height="false" fo:min-height="1.277cm" fo:min-width="5.21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595cm" fo:min-width="5.215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26cm" fo:min-width="0.013cm"/>
    </style:style>
    <style:style style:name="gr2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385cm" fo:min-width="0.13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0.054cm" fo:min-width="0.435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0.4cm" fo:min-width="0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126cm" fo:min-width="0.135cm"/>
    </style:style>
    <style:style style:name="gr2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9" style:family="graphic" style:parent-style-name="standard">
      <style:graphic-properties svg:stroke-color="#000000" draw:textarea-vertical-align="middle"/>
    </style:style>
    <style:style style:name="gr30" style:family="graphic" style:parent-style-name="standard">
      <style:graphic-properties svg:stroke-width="0.028cm" svg:stroke-color="#000000" draw:marker-start-width="0.242cm" draw:marker-end="Arrowheads_20_2" draw:marker-end-width="0.242cm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0.37cm" fo:min-width="0.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stroke="none" draw:fill-color="#dddddd" draw:textarea-horizontal-align="justify" draw:textarea-vertical-align="middle" draw:auto-grow-height="false" fo:min-height="0.115cm" fo:min-width="0cm"/>
    </style:style>
    <style:style style:name="gr34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.563cm"/>
    </style:style>
    <style:style style:name="gr3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36" style:family="graphic" style:parent-style-name="standard">
      <style:graphic-properties draw:stroke="none" draw:fill-color="#eeeeee" draw:textarea-horizontal-align="justify" draw:textarea-vertical-align="middle" draw:auto-grow-height="false" fo:min-height="0.025cm" fo:min-width="1.27cm"/>
    </style:style>
    <style:style style:name="gr37" style:family="graphic" style:parent-style-name="standard">
      <style:graphic-properties draw:stroke="none" draw:fill-color="#eeeeee" draw:textarea-horizontal-align="justify" draw:textarea-vertical-align="middle" draw:auto-grow-height="false" fo:min-height="0.385cm" fo:min-width="0.57cm"/>
    </style:style>
    <style:style style:name="gr38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P8" style:family="paragraph">
      <style:paragraph-properties fo:text-align="center" style:writing-mode="lr-tb"/>
      <style:text-properties fo:font-size="18pt" fo:font-style="normal" style:font-style-asian="italic" style:font-style-complex="italic"/>
    </style:style>
    <style:style style:name="P9" style:family="paragraph">
      <loext:graphic-properties draw:fill-color="#ffffff"/>
      <style:paragraph-properties fo:text-align="center" style:writing-mode="lr-tb"/>
      <style:text-properties fo:font-size="18pt" fo:font-style="normal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13pt"/>
    </style:style>
    <style:style style:name="P1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3pt" fo:font-style="normal" style:font-size-asian="13pt" style:font-style-asian="italic" style:font-size-complex="13pt" style:font-style-complex="italic"/>
    </style:style>
    <style:style style:name="T2" style:family="text">
      <style:text-properties fo:font-variant="normal" fo:text-transform="none" fo:color="#4a452a" loext:opacity="100%" style:text-line-through-style="none" style:text-line-through-type="none" style:text-position="0% 100%" style:font-name="Gill Sans MT" fo:font-size="46pt" fo:letter-spacing="normal" fo:language="de" fo:country="DE" fo:font-style="normal" style:text-underline-style="none" fo:font-weight="bold" fo:background-color="transparent" style:font-size-asian="46pt" style:font-style-asian="normal" style:font-weight-asian="bold" style:font-size-complex="46pt" style:font-style-complex="normal" style:font-weight-complex="bold"/>
    </style:style>
    <style:style style:name="T3" style:family="text">
      <style:text-properties fo:font-style="normal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ac:frequency" draw:style-name="dp1" draw:master-page-name="Titelfolie" presentation:presentation-page-layout-name="AL1T0">
        <draw:custom-shape draw:style-name="gr1" draw:text-style-name="P1" draw:layer="layout" svg:width="33.02cm" svg:height="37.465cm" svg:x="5.08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.575cm" svg:height="11.077cm" svg:x="7.62cm" svg:y="26.3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.575cm" svg:height="4.92cm" svg:x="7.62cm" svg:y="37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.575cm" svg:height="4.92cm" svg:x="7.62cm" svg:y="12.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.575cm" svg:height="4.92cm" svg:x="7.62cm" svg:y="21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8.575cm" svg:height="4.92cm" svg:x="7.62cm" svg:y="16.9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.575cm" svg:height="4.645cm" svg:x="7.62cm" svg:y="7.6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86cm" svg:height="1.673cm" svg:x="26.115cm" svg:y="23.72cm">
          <draw:text-box>
            <text:p text:style-name="P4"><text:span text:style-name="T1">locus</text:span></text:p>
          </draw:text-box>
        </draw:frame>
        <draw:frame draw:name="Title 3" presentation:style-name="pr1" draw:text-style-name="P7" draw:layer="layout" svg:width="26.67cm" svg:height="2.54cm" svg:x="2.14cm" svg:y="2.84cm" presentation:class="title" presentation:user-transformed="true">
          <draw:text-box>
            <text:p text:style-name="P6"><text:span text:style-name="T2">OntoLex-</text:span><text:span text:style-name="T2">FrAC (Dec </text:span><text:span text:style-name="T2">2023)</text:span></text:p>
          </draw:text-box>
        </draw:frame>
        <draw:custom-shape draw:style-name="gr7" draw:text-style-name="P9" xml:id="id19" draw:id="id19" draw:layer="layout" svg:width="4.179cm" svg:height="1.274cm" svg:x="8.255cm" svg:y="8.314cm">
          <text:p text:style-name="P8"><text:span text:style-name="T3">Observ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0.915cm" svg:height="1.27cm" svg:x="15.5cm" svg:y="8.344cm">
          <text:p text:style-name="P8"><text:span text:style-name="T3">Observ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0.915cm" svg:height="2.175cm" svg:x="15.5cm" svg:y="9.344cm">
          <text:p text:style-name="P8"><text:span text:style-name="T3">rdf:value: </text:span><text:span text:style-name="T3">anyLiteral</text:span></text:p>
          <text:p text:style-name="P8"><text:span text:style-name="T3">dct:description: st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5.715cm" svg:height="1.27cm" svg:x="20.344cm" svg:y="17.399cm">
          <text:p text:style-name="P8"><text:span text:style-name="T3">F</text:span><text:span text:style-name="T3">r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5.715cm" svg:height="3.001cm" svg:x="20.344cm" svg:y="18.399cm">
          <text:p text:style-name="P8"><text:span text:style-name="T3">r</text:span><text:span text:style-name="T3">d</text:span><text:span text:style-name="T3">f</text:span><text:span text:style-name="T3">:</text:span><text:span text:style-name="T3">v</text:span><text:span text:style-name="T3">a</text:span><text:span text:style-name="T3">l</text:span><text:span text:style-name="T3">u</text:span><text:span text:style-name="T3">e</text:span><text:span text:style-name="T3">: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<text:tab/></text:span></text:p>
          <text:p text:style-name="P8"><text:span text:style-name="T3">m</text:span><text:span text:style-name="T3">e</text:span><text:span text:style-name="T3">a</text:span><text:span text:style-name="T3">s</text:span><text:span text:style-name="T3">u</text:span><text:span text:style-name="T3">r</text:span><text:span text:style-name="T3">e</text:span><text:span text:style-name="T3">:</text:span><text:span text:style-name="T3"> </text:span><text:span text:style-name="T3"><text:tab/></text:span><text:span text:style-name="T3"><text:tab/></text:span><text:span text:style-name="T3"><text:tab/></text:span><text:span text:style-name="T3">a</text:span><text:span text:style-name="T3">n</text:span><text:span text:style-name="T3">y</text:span><text:span text:style-name="T3">L</text:span><text:span text:style-name="T3">i</text:span><text:span text:style-name="T3">t</text:span><text:span text:style-name="T3">e</text:span><text:span text:style-name="T3">r</text:span><text:span text:style-name="T3">a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2" draw:id="id2" draw:layer="layout" svg:width="5.715cm" svg:height="2.943cm" svg:x="29.2cm" svg:y="8.449cm">
          <text:p text:style-name="P8"><text:span text:style-name="T3">anyURI</text:span></text:p>
          <text:p text:style-name="P8"><text:span text:style-name="T3"/></text:p>
          <text:p text:style-name="P8"><text:span text:style-name="T3">rdf:type: dcterms:</text:span></text:p>
          <text:p text:style-name="P8"><text:span text:style-name="T3"><text:s text:c="12"/></text:span><text:span text:style-name="T3">DCMIType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svg:x1="26.415cm" svg:y1="9.931cm" svg:x2="29.2cm" svg:y2="9.92cm" draw:start-shape="id1" draw:start-glue-point="1" draw:end-shape="id2" draw:end-glue-point="3" svg:d="M26415 9931h1392v-11h1393" svg:viewBox="0 0 2786 12">
          <text:p/>
        </draw:connector>
        <draw:line draw:style-name="gr14" draw:text-style-name="P11" draw:layer="layout" svg:x1="29.199cm" svg:y1="9.487cm" svg:x2="34.914cm" svg:y2="9.487cm">
          <text:p/>
        </draw:line>
        <draw:custom-shape draw:style-name="gr15" draw:text-style-name="P12" xml:id="id1" draw:id="id1" draw:layer="layout" svg:width="10.915cm" svg:height="3.175cm" svg:x="15.5cm" svg:y="8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4" draw:layer="layout" svg:width="2.785cm" svg:height="1.673cm" svg:x="26.415cm" svg:y="10.119cm">
          <draw:text-box>
            <text:p text:style-name="P13"><text:span text:style-name="T1">observedIn </text:span></text:p>
          </draw:text-box>
        </draw:frame>
        <draw:frame draw:style-name="gr16" draw:text-style-name="P14" draw:layer="layout" svg:width="2.785cm" svg:height="1.673cm" svg:x="10.76cm" svg:y="19.075cm">
          <draw:text-box>
            <text:p text:style-name="P13"><text:span text:style-name="T1">frequency</text:span></text:p>
          </draw:text-box>
        </draw:frame>
        <draw:connector draw:style-name="gr13" draw:text-style-name="P10" draw:layer="layout" svg:x1="32.057cm" svg:y1="11.392cm" svg:x2="26.059cm" svg:y2="19.899cm" draw:start-shape="id2" draw:start-glue-point="2" draw:end-shape="id3" draw:end-glue-point="1" svg:d="M32057 11392v8507h-5998" svg:viewBox="0 0 5999 8508">
          <text:p/>
        </draw:connector>
        <draw:frame draw:style-name="gr16" draw:text-style-name="P14" draw:layer="layout" svg:width="2.785cm" svg:height="1.673cm" svg:x="30.26cm" svg:y="18.975cm">
          <draw:text-box>
            <text:p text:style-name="P13"><text:span text:style-name="T1">total</text:span></text:p>
          </draw:text-box>
        </draw:frame>
        <draw:custom-shape draw:style-name="gr17" draw:text-style-name="P9" xml:id="id6" draw:id="id6" draw:layer="layout" svg:width="5.715cm" svg:height="1.27cm" svg:x="20.3cm" svg:y="22.244cm">
          <text:p text:style-name="P8"><text:span text:style-name="T3">Attesta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8" draw:id="id8" draw:layer="layout" svg:width="5.715cm" svg:height="2.791cm" svg:x="20.3cm" svg:y="23.244cm">
          <text:p text:style-name="P8"><text:span text:style-name="T3">rdf:value: str</text:span></text:p>
          <text:p text:style-name="P8"><text:span text:style-name="T3">gloss: str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989cm" svg:height="1.787cm" svg:x="10.816cm" svg:y="23.22cm">
          <draw:text-box>
            <text:p text:style-name="P13"><text:span text:style-name="T1">attestation </text:span></text:p>
            <text:p text:style-name="P13"><text:span text:style-name="T1">sub citation</text:span></text:p>
          </draw:text-box>
        </draw:frame>
        <draw:custom-shape draw:style-name="gr20" draw:text-style-name="P9" xml:id="id9" draw:id="id9" draw:layer="layout" svg:width="5.715cm" svg:height="1.527cm" svg:x="29.2cm" svg:y="23.837cm">
          <text:p text:style-name="P8"><text:span text:style-name="T3">anyURI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6.223cm" svg:y1="12.019cm" svg:x2="20.344cm" svg:y2="18.034cm" draw:start-shape="id4" draw:start-glue-point="7" draw:end-shape="id5" draw:end-glue-point="3" svg:d="M16223 12019c0 4010 1373 6015 4121 6015" svg:viewBox="0 0 4122 6016">
          <text:p/>
        </draw:connector>
        <draw:custom-shape draw:style-name="gr17" draw:text-style-name="P9" xml:id="id7" draw:id="id7" draw:layer="layout" svg:width="5.715cm" svg:height="1.27cm" svg:x="20.3cm" svg:y="12.665cm">
          <text:p text:style-name="P8"><text:span text:style-name="T3">Colloc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715cm" svg:height="2.845cm" svg:x="20.3cm" svg:y="13.665cm">
          <text:p text:style-name="P8"><text:span text:style-name="T3">cscore: flo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21" draw:id="id21" draw:layer="layout" svg:width="1.025cm" svg:height="0.95cm" svg:x="19.275cm" svg:y="15.0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635cm" svg:height="0.635cm" svg:x="20.299cm" svg:y="14.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xml:id="id4" draw:id="id4" draw:layer="layout" svg:width="0.635cm" svg:height="0.5cm" svg:x="15.905cm" svg:y="11.5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1" draw:layer="layout" draw:type="curve" svg:x1="16.223cm" svg:y1="12.019cm" svg:x2="20.3cm" svg:y2="22.879cm" draw:start-shape="id4" draw:start-glue-point="7" draw:end-shape="id6" draw:end-glue-point="3" svg:d="M16223 12019c0 7240 1359 10860 4077 10860" svg:viewBox="0 0 4078 10861">
          <text:p/>
        </draw:connector>
        <draw:custom-shape draw:style-name="gr24" draw:text-style-name="P15" xml:id="id16" draw:id="id16" draw:layer="layout" svg:width="0.635cm" svg:height="0.5cm" svg:x="11.73cm" svg:y="9.5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1" draw:layer="layout" draw:type="curve" svg:x1="16.223cm" svg:y1="12.019cm" svg:x2="20.3cm" svg:y2="13.3cm" draw:start-shape="id4" draw:start-glue-point="7" draw:end-shape="id7" draw:end-glue-point="3" svg:d="M16223 12019c0 854 1359 1281 4077 1281" svg:viewBox="0 0 4078 1282">
          <text:p/>
        </draw:connector>
        <draw:custom-shape draw:style-name="gr25" draw:text-style-name="P11" xml:id="id20" draw:id="id20" draw:layer="layout" svg:width="0.935cm" svg:height="0.304cm" svg:x="10.495cm" svg:y="9.28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17" draw:id="id17" draw:layer="layout" svg:width="0.434cm" svg:height="0.65cm" svg:x="20.31cm" svg:y="13.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xml:id="id18" draw:id="id18" draw:layer="layout" svg:width="0.635cm" svg:height="0.376cm" svg:x="11.13cm" svg:y="9.184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.785cm" svg:height="1.673cm" svg:x="18.64cm" svg:y="13.467cm">
          <draw:text-box>
            <text:p text:style-name="P13"><text:span text:style-name="T1">head</text:span></text:p>
          </draw:text-box>
        </draw:frame>
        <draw:connector draw:style-name="gr28" draw:text-style-name="P11" draw:layer="layout" draw:type="line" svg:x1="26.015cm" svg:y1="24.639cm" svg:x2="29.2cm" svg:y2="24.6cm" draw:start-shape="id8" draw:start-glue-point="1" draw:end-shape="id9" draw:end-glue-point="3" svg:d="M26015 24639l3185-39" svg:viewBox="0 0 3186 40">
          <text:p/>
        </draw:connector>
        <draw:custom-shape draw:style-name="gr17" draw:text-style-name="P9" xml:id="id14" draw:id="id14" draw:layer="layout" svg:width="5.715cm" svg:height="1.27cm" svg:x="20.3cm" svg:y="27.943cm">
          <text:p text:style-name="P8"><text:span text:style-name="T3">Embedding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989cm" svg:height="1.787cm" svg:x="11.43cm" svg:y="29.483cm">
          <draw:text-box>
            <text:p text:style-name="P13"><text:span text:style-name="T1">embedding</text:span></text:p>
          </draw:text-box>
        </draw:frame>
        <draw:custom-shape draw:style-name="gr17" draw:text-style-name="P9" xml:id="id12" draw:id="id12" draw:layer="layout" svg:width="5.715cm" svg:height="1.27cm" svg:x="21.76cm" svg:y="32.52cm">
          <text:p text:style-name="P8"><text:span text:style-name="T3">FixedSizeVec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xml:id="id10" draw:id="id10" draw:layer="layout" svg:width="5.715cm" svg:height="1.27cm" svg:x="21.76cm" svg:y="34.025cm">
          <text:p text:style-name="P8"><text:span text:style-name="T3">B</text:span><text:span text:style-name="T3">a</text:span><text:span text:style-name="T3">g</text:span><text:span text:style-name="T3">O</text:span><text:span text:style-name="T3">f</text:span><text:span text:style-name="T3">W</text:span><text:span text:style-name="T3">o</text:span><text:span text:style-name="T3">r</text:span><text:span text:style-name="T3">d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xml:id="id13" draw:id="id13" draw:layer="layout" svg:width="5.715cm" svg:height="1.27cm" svg:x="21.8cm" svg:y="35.643cm">
          <text:p text:style-name="P8"><text:span text:style-name="T3">TimeSeri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11" draw:id="id11" draw:layer="layout" svg:width="0.635cm" svg:height="0.5cm" svg:x="20.85cm" svg:y="31.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10" draw:layer="layout" svg:x1="21.76cm" svg:y1="34.66cm" svg:x2="21.168cm" svg:y2="32.26cm" draw:start-shape="id10" draw:start-glue-point="3" draw:end-shape="id11" draw:end-glue-point="7" svg:d="M21760 34660h-592v-2400" svg:viewBox="0 0 593 2401">
          <text:p/>
        </draw:connector>
        <draw:connector draw:style-name="gr29" draw:text-style-name="P10" draw:layer="layout" svg:x1="21.76cm" svg:y1="33.155cm" svg:x2="21.168cm" svg:y2="32.26cm" draw:start-shape="id12" draw:start-glue-point="3" draw:end-shape="id11" draw:end-glue-point="7" svg:d="M21760 33155h-592v-895" svg:viewBox="0 0 593 896">
          <text:p/>
        </draw:connector>
        <draw:connector draw:style-name="gr29" draw:text-style-name="P10" draw:layer="layout" svg:x1="21.8cm" svg:y1="36.278cm" svg:x2="21.168cm" svg:y2="32.26cm" draw:start-shape="id13" draw:start-glue-point="3" draw:end-shape="id11" draw:end-glue-point="7" svg:d="M21800 36278h-632v-4018" svg:viewBox="0 0 633 4019">
          <text:p/>
        </draw:connector>
        <draw:connector draw:style-name="gr30" draw:text-style-name="P10" draw:layer="layout" svg:x1="23.157cm" svg:y1="26.035cm" svg:x2="23.157cm" svg:y2="27.943cm" draw:start-shape="id8" draw:start-glue-point="2" draw:end-shape="id14" draw:end-glue-point="0" svg:d="M23157 26035v1908" svg:viewBox="0 0 1 1909">
          <text:p/>
        </draw:connector>
        <draw:frame draw:style-name="gr19" draw:text-style-name="P5" draw:layer="layout" svg:width="3.084cm" svg:height="1.787cm" svg:x="23.33cm" svg:y="26.688cm">
          <draw:text-box>
            <text:p text:style-name="P4"><text:span text:style-name="T1">a</text:span><text:span text:style-name="T1">t</text:span><text:span text:style-name="T1">t</text:span><text:span text:style-name="T1">e</text:span><text:span text:style-name="T1">s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4"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i</text:span><text:span text:style-name="T1">n</text:span><text:span text:style-name="T1">g</text:span><text:span text:style-name="T1"> </text:span></text:p>
          </draw:text-box>
        </draw:frame>
        <draw:custom-shape draw:style-name="gr18" draw:text-style-name="P9" xml:id="id24" draw:id="id24" draw:layer="layout" svg:width="5.715cm" svg:height="2.791cm" svg:x="20.3cm" svg:y="28.944cm">
          <text:p text:style-name="P8"><text:span text:style-name="T3">dct:extent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6.223cm" svg:y1="12.019cm" svg:x2="20.3cm" svg:y2="28.578cm" draw:start-shape="id4" draw:start-glue-point="7" draw:end-shape="id14" draw:end-glue-point="3" svg:d="M16223 12019c0 11040 1359 16559 4077 16559" svg:viewBox="0 0 4078 16560">
          <text:p/>
        </draw:connector>
        <draw:custom-shape draw:style-name="gr17" draw:text-style-name="P9" xml:id="id15" draw:id="id15" draw:layer="layout" svg:width="5.715cm" svg:height="1.27cm" svg:x="20.3cm" svg:y="37.845cm">
          <text:p text:style-name="P8"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i</text:span><text:span text:style-name="T3">t</text:span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23" draw:id="id23" draw:layer="layout" svg:width="1.025cm" svg:height="0.95cm" svg:x="19.277cm" svg:y="39.7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9" draw:layer="layout" svg:width="5.715cm" svg:height="2.791cm" svg:x="20.3cm" svg:y="38.944cm">
          <text:p text:style-name="P8"><text:span text:style-name="T3">dct:ext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xml:id="id22" draw:id="id22" draw:layer="layout" svg:width="0.88cm" svg:height="0.62cm" svg:x="20.3cm" svg:y="30.815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5.006cm" svg:height="0.962cm" draw:transform="rotate (1.56556033903891) translate (6.617cm 16.991cm)">
          <draw:text-box>
            <text:p>COLLOCATION</text:p>
          </draw:text-box>
        </draw:frame>
        <draw:frame draw:style-name="gr32" draw:text-style-name="P16" draw:layer="layout" svg:width="4.486cm" svg:height="0.962cm" draw:transform="rotate (1.56556033903891) translate (6.618cm 21.692cm)">
          <draw:text-box>
            <text:p>FREQUENCY</text:p>
          </draw:text-box>
        </draw:frame>
        <draw:frame draw:style-name="gr32" draw:text-style-name="P16" draw:layer="layout" svg:width="4.74cm" svg:height="0.962cm" draw:transform="rotate (1.56556033903891) translate (6.619cm 26.593cm)">
          <draw:text-box>
            <text:p>ATTESTATION</text:p>
          </draw:text-box>
        </draw:frame>
        <draw:frame draw:style-name="gr32" draw:text-style-name="P16" draw:layer="layout" svg:width="4.346cm" svg:height="0.962cm" draw:transform="rotate (1.56556033903891) translate (6.62cm 34.394cm)">
          <draw:text-box>
            <text:p>EMBEDDING</text:p>
          </draw:text-box>
        </draw:frame>
        <draw:frame draw:style-name="gr32" draw:text-style-name="P16" draw:layer="layout" svg:width="4.033cm" svg:height="0.962cm" draw:transform="rotate (1.56556033903891) translate (6.621cm 41.795cm)">
          <draw:text-box>
            <text:p>SIMILARITY</text:p>
          </draw:text-box>
        </draw:frame>
        <draw:connector draw:style-name="gr14" draw:text-style-name="P11" draw:layer="layout" draw:type="curve" svg:x1="16.223cm" svg:y1="12.019cm" svg:x2="20.3cm" svg:y2="38.48cm" draw:start-shape="id4" draw:start-glue-point="7" draw:end-shape="id15" draw:end-glue-point="3" svg:d="M16223 12019c0 17641 1359 26461 4077 26461" svg:viewBox="0 0 4078 26462">
          <text:p/>
        </draw:connector>
        <draw:custom-shape draw:style-name="gr33" draw:text-style-name="P3" draw:layer="layout" svg:width="0.428cm" svg:height="0.365cm" svg:x="16.082cm" svg:y="13.8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063cm" svg:height="0.24cm" draw:transform="rotate (-0.184306769010602) translate (15.913cm 15.005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428cm" svg:height="0.365cm" svg:x="15.982cm" svg:y="12.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428cm" svg:height="0.365cm" svg:x="17.045cm" svg:y="24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428cm" svg:height="0.365cm" svg:x="16.345cm" svg:y="24.4cm">
          <text:p/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2.048cm" svg:y1="10.084cm" svg:x2="20.3cm" svg:y2="13.3cm" draw:start-shape="id16" draw:start-glue-point="7" draw:end-shape="id7" draw:end-glue-point="3" svg:d="M12048 10084c0 2144 2750 3216 8252 3216" svg:viewBox="0 0 8253 3217">
          <text:p/>
        </draw:connector>
        <draw:connector draw:style-name="gr35" draw:text-style-name="P11" draw:layer="layout" draw:type="curve" svg:x1="20.31cm" svg:y1="14.295cm" svg:x2="11.447cm" svg:y2="9.56cm" draw:start-shape="id17" draw:start-glue-point="3" draw:end-shape="id18" draw:end-glue-point="2" svg:d="M20310 14295c-5909 0-8863-1578-8863-4735" svg:viewBox="0 0 8864 4736">
          <text:p/>
        </draw:connector>
        <draw:connector draw:style-name="gr30" draw:text-style-name="P10" draw:layer="layout" svg:x1="10.344cm" svg:y1="9.588cm" svg:x2="20.3cm" svg:y2="24.639cm" draw:start-shape="id19" draw:start-glue-point="2" draw:end-shape="id8" draw:end-glue-point="3" svg:d="M10344 9588v15051h9956" svg:viewBox="0 0 9957 15052">
          <text:p/>
        </draw:connector>
        <draw:custom-shape draw:style-name="gr36" draw:text-style-name="P2" draw:layer="layout" svg:width="1.77cm" svg:height="0.275cm" svg:x="16.01cm" svg:y="19.785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svg:x1="10.344cm" svg:y1="9.588cm" svg:x2="20.344cm" svg:y2="19.899cm" draw:start-shape="id19" draw:start-glue-point="2" draw:end-shape="id3" draw:end-glue-point="3" svg:d="M10344 9588v10311h10000" svg:viewBox="0 0 10001 10312">
          <text:p/>
        </draw:connector>
        <draw:connector draw:style-name="gr14" draw:text-style-name="P11" draw:layer="layout" draw:type="curve" svg:x1="10.962cm" svg:y1="9.588cm" svg:x2="19.275cm" svg:y2="15.491cm" draw:start-shape="id20" draw:start-glue-point="2" draw:end-shape="id21" draw:end-glue-point="5" svg:d="M10962 9588c0 3936 2771 5903 8313 5903" svg:viewBox="0 0 8314 5904">
          <text:p/>
        </draw:connector>
        <draw:custom-shape draw:style-name="gr36" draw:text-style-name="P2" draw:layer="layout" svg:width="1.77cm" svg:height="0.275cm" svg:x="16.223cm" svg:y="30.23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07cm" svg:height="0.635cm" svg:x="17.01cm" svg:y="32.285cm">
          <text:p/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draw:line-skew="-2.037cm" svg:x1="20.3cm" svg:y1="31.125cm" svg:x2="19.277cm" svg:y2="40.273cm" draw:start-shape="id22" draw:start-glue-point="3" draw:end-shape="id23" draw:end-glue-point="5" svg:d="M20300 31125c-5343 0-4831 9148-1023 9148" svg:viewBox="0 0 3947 9149">
          <text:p/>
        </draw:connector>
        <draw:connector draw:style-name="gr30" draw:text-style-name="P10" draw:layer="layout" svg:x1="10.344cm" svg:y1="9.588cm" svg:x2="20.3cm" svg:y2="30.339cm" draw:start-shape="id19" draw:start-glue-point="2" draw:end-shape="id24" draw:end-glue-point="3" svg:d="M10344 9588v20751h9956" svg:viewBox="0 0 9957 20752">
          <text:p/>
        </draw:connector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100%" draw:cy="100%" draw:start-color="#ffffff" draw:end-color="#fffff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rectangular" draw:cx="100%" draw:cy="100%" draw:start="85%" draw:end="0%" draw:angle="90deg" draw:border="0%"/>
    <draw:marker draw:name="Arrow" svg:viewBox="0 0 20 30" svg:d="M10 0l-10 30h20z"/>
    <draw:marker draw:name="Arrowheads_20_2" draw:display-name="Arrowheads 2" svg:viewBox="0 0 20 40" svg:d="M0 40l10-40 10 4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fo:background-color="transparent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19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749cm" fo:page-height="76.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svg:stroke-linecap="butt" draw:fill="gradient" draw:fill-gradient-name="Gradient_20_1" draw:opacity-name="msTransGradient_20_1" draw:textarea-vertical-align="middle" draw:auto-grow-height="false" draw:fit-to-size="false" style:shrink-to-fit="false" fo:min-height="8.395cm" fo:min-width="11.47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02cm" fo:min-width="22.36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71cm" svg:stroke-color="#4f81bd" draw:stroke-linejoin="miter" svg:stroke-linecap="butt" draw:fill="none" draw:textarea-vertical-align="top" draw:auto-grow-height="false" draw:fit-to-size="false" style:shrink-to-fit="false" fo:min-height="1.655cm" fo:min-width="21.51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4f81bd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MP12" style:family="paragraph">
      <style:paragraph-properties fo:text-align="center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6" style:family="paragraph">
      <style:paragraph-properties fo:text-align="end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4a452a" loext:opacity="100%" style:text-line-through-style="none" style:text-line-through-type="none" style:text-position="0% 100%" style:font-name="Gill Sans MT" fo:font-size="46pt" fo:letter-spacing="normal" fo:language="de" fo:country="DE" fo:font-style="normal" style:text-underline-style="none" fo:font-weight="bold" fo:background-color="transparent" style:font-size-asian="46pt" style:font-style-asian="normal" style:font-weight-asian="bold" style:font-size-complex="46pt" style:font-style-complex="normal" style:font-weight-complex="bold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044cm" svg:height="7.575cm" svg:x="2.977cm" svg:y="2.485cm"/>
      <draw:page-thumbnail draw:layer="backgroundobjects" svg:width="5.044cm" svg:height="7.575cm" svg:x="2.977cm" svg:y="11.061cm"/>
      <draw:page-thumbnail draw:layer="backgroundobjects" svg:width="5.044cm" svg:height="7.575cm" svg:x="2.977cm" svg:y="19.637cm"/>
      <draw:page-thumbnail draw:layer="backgroundobjects" svg:width="5.044cm" svg:height="7.575cm" svg:x="12.977cm" svg:y="2.485cm"/>
      <draw:page-thumbnail draw:layer="backgroundobjects" svg:width="5.044cm" svg:height="7.575cm" svg:x="12.977cm" svg:y="11.061cm"/>
      <draw:page-thumbnail draw:layer="backgroundobjects" svg:width="5.044cm" svg:height="7.575cm" svg:x="12.977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" style:page-layout-name="PM1" draw:style-name="Mdp2">
      <draw:frame draw:name="Picture 2" draw:style-name="Mgr3" draw:text-style-name="MP7" draw:layer="backgroundobjects" drawooo:display="none" svg:width="11.623cm" svg:height="7.844cm" svg:x="13.701cm" svg:y="6.442cm">
        <draw:image xlink:href="Pictures/100000000000018F000001670A8134A0905F22E9.png" xlink:type="simple" xlink:show="embed" xlink:actuate="onLoad" draw:mime-type="image/png">
          <text:p/>
        </draw:image>
        <svg:desc>http://user.uni-frankfurt.de/~s1239595/tmp/Goethe-Logo/Kompakt%20RGB.gif</svg:desc>
      </draw:frame>
      <draw:custom-shape draw:name="Rechteck 10" draw:style-name="Mgr4" draw:text-style-name="MP8" draw:layer="backgroundobjects" drawooo:display="none" svg:width="11.976cm" svg:height="8.644cm" svg:x="13.348cm" svg:y="5.6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7" draw:style-name="Mgr5" draw:text-style-name="MP9" draw:layer="backgroundobjects" drawooo:display="none" svg:width="22.859cm" svg:height="1.269cm" svg:x="1.057cm" svg:y="0.47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Rectangle 2" presentation:style-name="Mpr4" draw:text-style-name="MP11" draw:layer="backgroundobjects" svg:width="21.174cm" svg:height="3.65cm" svg:x="2.54cm" svg:y="3.174cm" presentation:class="title" presentation:user-transformed="true">
        <draw:text-box>
          <text:p text:style-name="MP10"><text:span text:style-name="MT1">Titelmasterformat durch </text:span><text:span text:style-name="MT1">Klicken bearbeiten</text:span></text:p>
        </draw:text-box>
      </draw:frame>
      <draw:frame draw:name="Rectangle 5" presentation:style-name="Mpr5" draw:text-style-name="MP13" draw:layer="backgroundobjects" svg:width="8.042cm" svg:height="0.952cm" svg:x="8.678cm" svg:y="13.007cm" presentation:class="footer" presentation:user-transformed="true">
        <draw:text-box>
          <text:p text:style-name="MP12"><text:span text:style-name="MT2"><presentation:footer/></text:span></text:p>
        </draw:text-box>
      </draw:frame>
      <draw:custom-shape draw:name="Freeform 7" draw:style-name="Mgr6" draw:text-style-name="MP9" draw:layer="backgroundobjects" svg:width="22.012cm" svg:height="1.904cm" svg:x="1.693cm" svg:y="2.54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line draw:name="Line 8" draw:style-name="Mgr7" draw:text-style-name="MP9" draw:layer="backgroundobjects" svg:x1="5.08cm" svg:y1="6.984cm" svg:x2="23.168cm" svg:y2="6.985cm">
        <text:p/>
      </draw:line>
      <draw:frame presentation:style-name="Titelfolie-outline1" draw:layer="backgroundobjects" svg:width="22.859cm" svg:height="8.286cm" svg:x="1.27cm" svg:y="3.342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10:23:49.833624613</meta:creation-date>
    <dc:date>2023-12-14T14:31:37.183824531</dc:date>
    <meta:editing-duration>PT11M19S</meta:editing-duration>
    <meta:editing-cycles>2</meta:editing-cycles>
    <meta:generator>LibreOffice/7.3.7.2$Linux_X86_64 LibreOffice_project/30$Build-2</meta:generator>
    <meta:document-statistic meta:object-count="115"/>
  </office:meta>
</office:document-meta>
</file>